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ydaratskaya_Bay">
            <text:p>Baydaratskaya_Bay</text:p>
          </table:table-cell>
          <table:table-cell office:value-type="string" office:value="radiocarbon">
            <text:p>radiocarbon</text:p>
          </table:table-cell>
          <table:table-cell office:value-type="string" office:value="MSU-1352">
            <text:p>MSU-1352</text:p>
          </table:table-cell>
          <table:table-cell office:value-type="float" office:value="68.87">
            <text:p>68.87</text:p>
          </table:table-cell>
          <table:table-cell office:value-type="float" office:value="66.78">
            <text:p>66.78</text:p>
          </table:table-cell>
          <table:table-cell office:value-type="float" office:value="10900.0">
            <text:p>10900.0</text:p>
          </table:table-cell>
          <table:table-cell office:value-type="float" office:value="184.01">
            <text:p>184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Belova2012,BaranskayaEtal2018">
            <text:p>Belova2012,BaranskayaEtal2018</text:p>
          </table:table-cell>
        </table:table-row>
        <table:table-row>
          <table:table-cell office:value-type="string" office:value="Baydaratskaya_Bay">
            <text:p>Baydaratskaya_Bay</text:p>
          </table:table-cell>
          <table:table-cell office:value-type="string" office:value="radiocarbon">
            <text:p>radiocarbon</text:p>
          </table:table-cell>
          <table:table-cell office:value-type="string" office:value="GIN-13799">
            <text:p>GIN-13799</text:p>
          </table:table-cell>
          <table:table-cell office:value-type="float" office:value="68.84">
            <text:p>68.84</text:p>
          </table:table-cell>
          <table:table-cell office:value-type="float" office:value="67.04">
            <text:p>67.04</text:p>
          </table:table-cell>
          <table:table-cell office:value-type="float" office:value="2400.0">
            <text:p>240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1.696349020691202">
            <text:p>1.696349020691202</text:p>
          </table:table-cell>
          <table:table-cell office:value-type="float" office:value="1.696349020691202">
            <text:p>1.696349020691202</text:p>
          </table:table-cell>
          <table:table-cell office:value-type="string" office:value="RomanenkoEtal2007,BaranskayaEtal2018">
            <text:p>RomanenkoEtal2007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